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1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eset do arduino ligado em pullup com um resistor de 10K, conectado a um bourne para programação e a um botão para reset manu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WM para a senoidal deslocada em -120º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WM para a senoidal deslocada em 120º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WM para a senoidal deslocada em 0º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Alimentaçã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Cristal</text:p>
          </table:table-cell>
          <table:table-cell office:value-type="string" calcext:value-type="string">
            <text:p>Cristal de 16Mhz, capacitor de 22pF para gr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Cristal</text:p>
          </table:table-cell>
          <table:table-cell office:value-type="string" calcext:value-type="string">
            <text:p>Cristal de 16Mhz, capacitor de 22pF para gr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D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B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orta para programaçã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orta para programaçã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orta para programaçã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CC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Alimentaçã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EF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HV_sensor</text:p>
          </table:table-cell>
          <table:table-cell office:value-type="string" calcext:value-type="string">
            <text:p>Divisor de tensão para medição da tensão de saída do conversor C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V_sensor</text:p>
          </table:table-cell>
          <table:table-cell office:value-type="string" calcext:value-type="string">
            <text:p>Divisor de tensão para medição da tensão de entrada dos painéis solar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WM CC</text:p>
          </table:table-cell>
          <table:table-cell office:value-type="string" calcext:value-type="string">
            <text:p>PWM para controlar o conversor C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_read</text:p>
          </table:table-cell>
          <table:table-cell office:value-type="string" calcext:value-type="string">
            <text:p>Leitura de Corrente de entrada dos painéis solar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08:56:51.174000000</meta:creation-date>
    <dc:date>2023-05-04T21:06:48.572000000</dc:date>
    <meta:editing-duration>PT15M30S</meta:editing-duration>
    <meta:editing-cycles>2</meta:editing-cycles>
    <meta:generator>LibreOffice/7.4.1.2$Windows_X86_64 LibreOffice_project/3c58a8f3a960df8bc8fd77b461821e42c061c5f0</meta:generator>
    <meta:document-statistic meta:table-count="1" meta:cell-count="90" meta:object-count="0"/>
  </office:meta>
</office:document-meta>
</file>